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List_20_1" style:list-style-name="L1"/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ower Words</text:h>
      <text:list text:style-name="L1">
        <text:list-item>
          <text:p text:style-name="P1">Power Word – Impetus - Fuinneamh (impulse, energy)</text:p>
          <text:list>
            <text:list-item>
              <text:p text:style-name="P1">Provides the power to activate a part to usefulness in its role once completed</text:p>
            </text:list-item>
            <text:list-item>
              <text:p text:style-name="P1">This spell completes the artifice, puts it in motion once completed, and cannot be undone.</text:p>
            </text:list-item>
          </text:list>
        </text:list-item>
        <text:list-item>
          <text:p text:style-name="P1">Power Word – Sustain - Sustinre</text:p>
          <text:list>
            <text:list-item>
              <text:p text:style-name="P1">Provides the strength to sustain the activity of the artifice ideal in whole or in part</text:p>
            </text:list-item>
            <text:list-item>
              <text:p text:style-name="P1">Only affects things that are comprised of multiple artifact parts or as a whole form responses to stimuli (procedures)</text:p>
            </text:list-item>
            <text:list-item>
              <text:p text:style-name="P1">All parts must be sustained before the impetus can be made to put the artifact in motion.</text:p>
            </text:list-item>
          </text:list>
        </text:list-item>
        <text:list-item>
          <text:p text:style-name="P1">Power Word – Refine – athscagaim (I refine)</text:p>
          <text:list>
            <text:list-item>
              <text:p text:style-name="P1">Activates a gate of complexity within a multi-tiered artifice. </text:p>
            </text:list-item>
            <text:list-item>
              <text:p text:style-name="P1">Only affects artifice that have an inner layer of unactivated glyphs</text:p>
            </text:list-item>
          </text:list>
        </text:list-item>
        <text:list-item>
          <text:p text:style-name="P1">Power Word – Consider – dearcaim (I consider)</text:p>
          <text:list>
            <text:list-item>
              <text:p text:style-name="P1">Activates matrices that receives and redirects internal stimuli (information nodes)</text:p>
            </text:list-item>
            <text:list-item>
              <text:p text:style-name="P1">Only affects artifice parts that collect and distribute information to other artifice parts.</text:p>
            </text:list-item>
          </text:list>
        </text:list-item>
        <text:list-item>
          <text:p text:style-name="P1">Power Word – Recognize – aithním (I recognize)</text:p>
          <text:list>
            <text:list-item>
              <text:p text:style-name="P1">Activates matrices that receive and redirect external stimuli (sensory nodes)</text:p>
            </text:list-item>
            <text:list-item>
              <text:p text:style-name="P1">Only affects artifice parts that receive and redirect external information from the world at large.</text:p>
            </text:list-item>
          </text:list>
        </text:list-item>
        <text:list-item>
          <text:p text:style-name="P1">Power Word – Sift – Criathraím (I Sift)</text:p>
          <text:list>
            <text:list-item>
              <text:p text:style-name="P1">Activates matrices that intercede and evaluate the passing of information or physical objects</text:p>
            </text:list-item>
            <text:list-item>
              <text:p text:style-name="P1">Only affects artifice parts that intercede in the passing of information or are physical objects.</text:p>
            </text:list-item>
          </text:list>
        </text:list-item>
        <text:list-item>
          <text:p text:style-name="P1">Power Word – Time – Tráth</text:p>
          <text:list>
            <text:list-item>
              <text:p text:style-name="P1">Activates matrices that keep time or activate other matrices at intervals</text:p>
            </text:list-item>
            <text:list-item>
              <text:p text:style-name="P1">Only affects artifice parts that deal with time or activate another part every interval</text:p>
            </text:list-item>
          </text:list>
        </text:list-item>
        <text:list-item>
          <text:p text:style-name="P1">Power Word – Interrupt – Trasnaím (I interrupt)</text:p>
          <text:list>
            <text:list-item>
              <text:p text:style-name="P1">Activates matrices that inhibit the continuing action of other matrices</text:p>
            </text:list-item>
            <text:list-item>
              <text:p text:style-name="P1">Only affects parts that stop other parts or glyph matrices from running</text:p>
            </text:list-item>
          </text:list>
        </text:list-item>
        <text:list-item>
          <text:p text:style-name="P1">Power Word – Fuse – Comhtháthaím (I fuse)</text:p>
          <text:list>
            <text:list-item>
              <text:p text:style-name="P1">Fuses an information link to a glyph matrix</text:p>
            </text:list-item>
            <text:list-item>
              <text:p text:style-name="P1">Affects only unshielded links</text:p>
            </text:list-item>
          </text:list>
        </text:list-item>
        <text:list-item>
          <text:p text:style-name="P1">Power Word – Transmit – Tarchuirim (I transmit)</text:p>
          <text:list>
            <text:list-item>
              <text:p text:style-name="P1">Activates one end of coupled matrix and seals their union</text:p>
            </text:list-item>
            <text:list-item>
              <text:p text:style-name="P1">Only affects transmission matrices that have true names and a remote transmitter matrix attached</text:p>
            </text:list-item>
            <text:list-item>
              <text:p text:style-name="P1">Only those whom know the true name can intercede into this communication</text:p>
            </text:list-item>
          </text:list>
        </text:list-item>
        <text:list-item>
          <text:p text:style-name="P1">Power Word – Unite – Táthaím (I unite)</text:p>
          <text:list>
            <text:list-item>
              <text:p text:style-name="P1">Names a glyph matrix with a true name so it can communicate any of its brethren with the same name.</text:p>
            </text:list-item>
            <text:list-item>
              <text:p text:style-name="P1">Only affects matrices that transmit information whether through link, telepathy, or sending artifice.</text:p>
            </text:list-item>
            <text:list-item>
              <text:p text:style-name="P1">a glyph matrix can have more than one name</text:p>
            </text:list-item>
          </text:list>
        </text:list-item>
        <text:list-item>
          <text:p text:style-name="P1">Power Word – Modify – Maolaím (I modify)</text:p>
          <text:list>
            <text:list-item>
              <text:p text:style-name="P1">Activates matrices that alter glyphs in substances, interact with the properties of matter, or alter artifice parts..</text:p>
            </text:list-item>
            <text:list-item>
              <text:p text:style-name="P1">Only affects matrices that alter external substances and examples to template must be provided</text:p>
            </text:list-item>
          </text:list>
        </text:list-item>
        <text:list-item>
          <text:p text:style-name="P1">Power Word – Manifest – Réalaim (I manifest)</text:p>
          <text:list>
            <text:list-item>
              <text:p text:style-name="P1">Activates matrices that retain templates of concepts, stored glyph work, or glyph simulacrum of an object and opens the space to usefulness.</text:p>
            </text:list-item>
            <text:list-item>
              <text:p text:style-name="P1">Can also be used to imbue a glyph work into storage once activated.</text:p>
            </text:list-item>
            <text:list-item>
              <text:p text:style-name="P1">Only affects matrices that retain templates for other matrices</text:p>
            </text:list-item>
          </text:list>
        </text:list-item>
        <text:list-item>
          <text:p text:style-name="P1">Power Word – Remembrance – Cuimhne (Remembrance, Recollection)</text:p>
          <text:list>
            <text:list-item>
              <text:p text:style-name="P1">Activates matrices that store information on behalf of any other matrices.</text:p>
            </text:list-item>
            <text:list-item>
              <text:p text:style-name="P1">Only affects matrices that are linked to this glyph matrix or include it in a true named union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in" fo:margin-right="0in" fo:margin-top="0in" fo:margin-bottom="0.0835in" fo:text-indent="0in" style:auto-text-indent="fals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kreenlappy</meta:initial-creator>
    <meta:creation-date>2008-08-12T20:03:25</meta:creation-date>
    <dc:creator>kreenlappy</dc:creator>
    <dc:date>2008-08-12T20:04:55</dc:date>
    <meta:editing-cycles>1</meta:editing-cycles>
    <meta:editing-duration>PT1M3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7" meta:word-count="501" meta:character-count="3233"/>
  </office:meta>
</office:document-meta>
</file>